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office:annotation draw:style-name="gr1" draw:text-style-name="P1" svg:width="1.1413in" svg:height="0.5457in" svg:x="0.8472in" svg:y="0in" draw:caption-point-x="-0.2402in" draw:caption-point-y="0.0039in">
              <dc:date>2015-06-29T00:00:00</dc:date>
              <text:p text:style-name="P1"><text:span text:style-name="T1">Sumber: </text:span><text:span text:style-name="T1"><text:a xlink:href="http://disdikkota.bandung.go.id/webtemp/index.php/informasi/111-statisik-capaian-nun-smp-kota-bandung-2015" xlink:type="simple">http://disdikkota.bandung.go.id/webtemp/index.php/informasi/111-statisik-capaian-nun-smp-kota-bandung-2015</text:a></text:span></text:p>
              <text:p text:style-name="P1"><text:span text:style-name="T1"/></text:p>
            </office:annotation>
            <text:p>score</text:p>
          </table:table-cell>
          <table:table-cell table:style-name="ce1" office:value-type="string" calcext:value-type="string">
            <text:p>freq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15" calcext:value-type="float">
            <text:p>39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.65" calcext:value-type="float">
            <text:p>38.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.45" calcext:value-type="float">
            <text:p>38.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.45" calcext:value-type="float">
            <text:p>37.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95" calcext:value-type="float">
            <text:p>36.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.55" calcext:value-type="float">
            <text:p>36.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.95" calcext:value-type="float">
            <text:p>35.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.45" calcext:value-type="float">
            <text:p>32.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.55" calcext:value-type="float">
            <text:p>31.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.45" calcext:value-type="float">
            <text:p>31.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.45" calcext:value-type="float">
            <text:p>30.4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.45" calcext:value-type="float">
            <text:p>29.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.65" calcext:value-type="float">
            <text:p>27.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&lt; 15</text:p>
          </table:table-cell>
          <table:table-cell office:value-type="float" office:value="1291" calcext:value-type="float">
            <text:p>1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 style:data-style-name="N2" text:time-value="21:28:38.4095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1:06:27.336818638</meta:creation-date>
    <dc:date>2015-06-29T21:28:50.940035722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978" meta:object-count="0"/>
  </office:meta>
</office:document-meta>
</file>